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bottom" draw:auto-grow-height="false" fo:min-height="9.449cm" fo:min-width="15.80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93cm" fo:min-width="0.64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263429" draw:marker-start-width="0.321cm" draw:marker-end-width="0.321cm" draw:fill-color="#54a06b" draw:textarea-horizontal-align="justify" draw:textarea-vertical-align="middle" draw:auto-grow-height="false" fo:min-height="0.813cm" fo:min-width="2.849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63429" draw:marker-start-width="0.321cm" draw:marker-end-width="0.321cm" draw:fill-color="#54a06b" draw:textarea-horizontal-align="justify" draw:textarea-vertical-align="middle" draw:auto-grow-height="false" fo:min-height="0.813cm" fo:min-width="0.56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cf3834" draw:marker-start-width="0.321cm" draw:marker-end-width="0.321cm" draw:fill-color="#f79448" draw:textarea-horizontal-align="justify" draw:textarea-vertical-align="middle" draw:auto-grow-height="false" fo:min-height="0.813cm" fo:min-width="0.563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2cm" draw:marker-end-width="0.322cm" draw:textarea-horizontal-align="justify" draw:textarea-vertical-align="middle" draw:auto-grow-height="false" fo:min-height="0.811cm" fo:min-width="2.847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cf3834" draw:marker-start-width="0.321cm" draw:marker-end-width="0.321cm" draw:fill-color="#f79448" draw:textarea-horizontal-align="justify" draw:textarea-vertical-align="middle" draw:auto-grow-height="false" fo:min-height="0.813cm" fo:min-width="2.819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draw:marker-start-width="0.359cm" draw:marker-end-width="0.359cm" draw:opacity="31%" draw:textarea-horizontal-align="justify" draw:textarea-vertical-align="bottom" draw:auto-grow-height="false" fo:min-height="3.581cm" fo:min-width="8.411cm" fo:padding-top="0.178cm" fo:padding-bottom="0.178cm" fo:padding-left="0.303cm" fo:padding-right="0.303cm"/>
    </style:style>
    <style:style style:name="gr9" style:family="graphic" style:parent-style-name="standard">
      <style:graphic-properties svg:stroke-width="0.053cm" draw:marker-start-width="0.279cm" draw:marker-end-width="0.279cm" draw:fill="solid" draw:fill-color="#d99116" draw:opacity="50%" draw:textarea-horizontal-align="justify" draw:textarea-vertical-align="middle" draw:auto-grow-height="false" fo:min-height="1.494cm" fo:min-width="3.7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279cm" draw:marker-end-width="0.279cm" draw:fill="solid" draw:fill-color="#729fcf" draw:opacity="52%" draw:textarea-horizontal-align="justify" draw:textarea-vertical-align="middle" draw:auto-grow-height="false" fo:min-height="1.316cm" fo:min-width="3.7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12" style:family="graphic" style:parent-style-name="standard">
      <style:graphic-properties draw:fill-color="#bc312e" draw:opacity="50%" draw:textarea-horizontal-align="justify" draw:textarea-vertical-align="bottom" draw:auto-grow-height="false" fo:min-height="0.416cm" fo:min-width="1.31cm"/>
    </style:style>
    <style:style style:name="gr13" style:family="graphic" style:parent-style-name="standard">
      <style:graphic-properties draw:stroke="solid" svg:stroke-width="0.081cm" svg:stroke-color="#00599d" draw:marker-start-width="0.321cm" draw:marker-end-width="0.321cm" svg:stroke-opacity="50%" draw:fill="none" draw:fill-color="#ffffff" draw:textarea-vertical-align="top" fo:min-height="1.897cm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1cm" svg:stroke-color="#00599d" draw:marker-start-width="0.321cm" draw:marker-end-width="0.321cm" svg:stroke-opacity="50%" draw:fill="none" draw:fill-color="#ffffff" draw:textarea-vertical-align="top" fo:min-height="1.423cm" fo:padding-top="0.165cm" fo:padding-bottom="0.165cm" fo:padding-left="0.29cm" fo:padding-right="0.29cm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1.274cm" fo:min-width="5.85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1.02cm" fo:min-width="6.231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1.02cm" fo:min-width="6.46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1.02cm" fo:min-width="6.841cm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1.02cm" fo:min-width="4.18cm"/>
    </style:style>
    <style:style style:name="gr20" style:family="graphic" style:parent-style-name="standard">
      <style:graphic-properties draw:fill-color="#adc5e7" draw:textarea-horizontal-align="justify" draw:textarea-vertical-align="middle" draw:auto-grow-height="false" fo:min-height="1.02cm" fo:min-width="4.326cm"/>
    </style:style>
    <style:style style:name="gr21" style:family="graphic" style:parent-style-name="standard">
      <style:graphic-properties draw:textarea-horizontal-align="justify" draw:textarea-vertical-align="top" draw:auto-grow-height="false" fo:min-height="9.145cm" fo:min-width="6.231cm"/>
    </style:style>
    <style:style style:name="gr22" style:family="graphic" style:parent-style-name="objectwithoutfill">
      <style:graphic-properties svg:stroke-width="0.159cm" svg:stroke-color="#00599d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textarea-horizontal-align="justify" draw:textarea-vertical-align="top" draw:auto-grow-height="false" fo:min-height="4.065cm" fo:min-width="6.46cm"/>
    </style:style>
    <style:style style:name="gr24" style:family="graphic" style:parent-style-name="objectwithoutfill">
      <style:graphic-properties svg:stroke-width="0.159cm" svg:stroke-color="#00599d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textarea-horizontal-align="justify" draw:textarea-vertical-align="top" draw:auto-grow-height="false" fo:min-height="9.148cm" fo:min-width="6.841cm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end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465a4"/>
    </style:style>
    <style:style style:name="P5" style:family="paragraph">
      <loext:graphic-properties draw:fill-color="#54a06b"/>
      <style:paragraph-properties fo:text-align="center"/>
      <style:text-properties fo:color="#ffffff"/>
    </style:style>
    <style:style style:name="P6" style:family="paragraph">
      <loext:graphic-properties draw:fill-color="#f79448"/>
      <style:paragraph-properties fo:text-align="center"/>
      <style:text-properties fo:color="#ba131a"/>
    </style:style>
    <style:style style:name="P7" style:family="paragraph">
      <style:paragraph-properties fo:text-align="center"/>
      <style:text-properties fo:color="#00599d"/>
    </style:style>
    <style:style style:name="P8" style:family="paragraph">
      <loext:graphic-properties draw:opacity="31%"/>
      <style:paragraph-properties fo:text-align="end"/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d99116" draw:opacity="50%"/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margin-top="0cm" fo:margin-bottom="0cm" fo:text-align="end"/>
    </style:style>
    <style:style style:name="P12" style:family="paragraph">
      <loext:graphic-properties draw:fill="solid" draw:fill-color="#729fcf" draw:opacity="52%"/>
      <style:paragraph-properties fo:margin-top="0cm" fo:margin-bottom="0cm" fo:text-align="end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bc312e" draw:opacity="50%"/>
      <style:paragraph-properties fo:text-align="end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none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color="#0066b3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adc5e7"/>
      <style:paragraph-properties fo:text-align="center"/>
      <style:text-properties fo:color="#0066b3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top="0.356cm" fo:margin-bottom="0cm" fo:text-align="center"/>
      <style:text-properties fo:color="#0066b3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adc5e7"/>
      <style:paragraph-properties fo:margin-top="0.356cm" fo:margin-bottom="0cm" fo:text-align="center"/>
      <style:text-properties fo:color="#0066b3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text-align="start"/>
      <style:text-properties fo:color="#ffffff" fo:font-size="17pt" fo:font-weight="bold" style:font-size-asian="17pt" style:font-weight-asian="bold" style:font-size-complex="17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/>
    </style:style>
    <style:style style:name="T3" style:family="text">
      <style:text-properties fo:color="#ffffff"/>
    </style:style>
    <style:style style:name="T4" style:family="text">
      <style:text-properties fo:color="#ba131a"/>
    </style:style>
    <style:style style:name="T5" style:family="text">
      <style:text-properties fo:color="#00599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17pt" fo:font-weight="bold" style:font-size-asian="17pt" style:font-weight-asian="bold" style:font-size-complex="17pt" style:font-weight-complex="bold"/>
    </style:style>
    <style:style style:name="T11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383cm" svg:height="9.779cm" svg:x="1.14cm" svg:y="1.1cm">
          <text:p text:style-name="P1"><text:span text:style-name="T1">Po</text:span><text:span text:style-name="T1">pul</text:span><text:span text:style-name="T1">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3cm" svg:height="1.143cm" svg:x="4.823cm" svg:y="1.354cm">
          <text:p text:style-name="P3"><text:span text:style-name="T2">a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5.966cm" svg:y="1.354cm">
          <text:p text:style-name="P3"><text:span text:style-name="T2">a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7.109cm" svg:y="1.354cm">
          <text:p text:style-name="P3"><text:span text:style-name="T2">a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8.252cm" svg:y="1.354cm">
          <text:p text:style-name="P3"><text:span text:style-name="T2">a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9.395cm" svg:y="1.354cm">
          <text:p text:style-name="P3"><text:span text:style-name="T2">a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0.538cm" svg:y="1.354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1.681cm" svg:y="1.354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5.11cm" svg:y="1.354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6.253cm" svg:y="1.354cm">
          <text:p text:style-name="P3"><text:span text:style-name="T2">a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2.824cm" svg:y="1.354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43cm" svg:height="1.143cm" svg:x="13.967cm" svg:y="1.354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29cm" svg:height="1.143cm" svg:x="1.267cm" svg:y="2.854cm">
          <text:p text:style-name="P3"><text:span text:style-name="T3">H</text:span><text:span text:style-name="T3">o</text:span><text:span text:style-name="T3">u</text:span><text:span text:style-name="T3">s</text:span><text:span text:style-name="T3">e</text:span><text:span text:style-name="T3">h</text:span><text:span text:style-name="T3">ol</text:span><text:span text:style-name="T3">d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5.966cm" svg:y="2.854cm">
          <text:p text:style-name="P3"><text:span text:style-name="T3">h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7.109cm" svg:y="2.854cm">
          <text:p text:style-name="P3"><text:span text:style-name="T3">h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8.252cm" svg:y="2.854cm">
          <text:p text:style-name="P3"><text:span text:style-name="T3">h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9.395cm" svg:y="2.854cm">
          <text:p text:style-name="P3"><text:span text:style-name="T3">h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0.538cm" svg:y="2.854cm"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1.681cm" svg:y="2.854cm"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5.11cm" svg:y="2.854cm"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6.253cm" svg:y="2.854cm">
          <text:p text:style-name="P3"><text:span text:style-name="T3">h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2.824cm" svg:y="2.854cm"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13.967cm" svg:y="2.854cm"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4.823cm" svg:y="4.354cm">
          <text:p text:style-name="P3"><text:span text:style-name="T4">w</text:span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5.966cm" svg:y="4.354cm">
          <text:p text:style-name="P3"><text:span text:style-name="T4">w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7.109cm" svg:y="4.354cm">
          <text:p text:style-name="P3"><text:span text:style-name="T4">w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8.252cm" svg:y="4.354cm">
          <text:p text:style-name="P3"><text:span text:style-name="T4">w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9.395cm" svg:y="4.354cm">
          <text:p text:style-name="P3"><text:span text:style-name="T4">w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0.538cm" svg:y="4.35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1.681cm" svg:y="4.35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5.11cm" svg:y="4.35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6.253cm" svg:y="4.354cm">
          <text:p text:style-name="P3"><text:span text:style-name="T4">wW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2.824cm" svg:y="4.35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143cm" svg:x="13.967cm" svg:y="4.35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429cm" svg:height="1.143cm" svg:x="1.267cm" svg:y="1.354cm">
          <text:p text:style-name="P3"><text:span text:style-name="T5">Ag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3cm" svg:height="1.143cm" svg:x="4.823cm" svg:y="2.854cm">
          <text:p text:style-name="P3"><text:span text:style-name="T3">h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99cm" svg:height="1.143cm" svg:x="1.292cm" svg:y="4.354cm">
          <text:p text:style-name="P3"><text:span text:style-name="T4">Workpl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017cm" svg:height="3.937cm" svg:x="1.267cm" svg:y="5.799cm">
          <text:p text:style-name="P1"><text:span text:style-name="T6">Communit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96cm" svg:height="2.54cm" svg:x="1.267cm" svg:y="6.115cm">
          <text:p text:style-name="P9"><text:span text:style-name="T7">Agents</text:span></text:p>
          <text:p text:style-name="P9"><text:span text:style-name="T7">living</text:span></text:p>
          <text:p text:style-name="P9"><text:span text:style-name="T7">h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6.096cm" svg:height="2.286cm" svg:x="4.061cm" svg:y="6.242cm">
          <text:p text:style-name="P11"><text:span text:style-name="T7">Agents</text:span></text:p>
          <text:p text:style-name="P11"><text:span text:style-name="T7">working</text:span></text:p>
          <text:p text:style-name="P11"><text:span text:style-name="T7">h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397cm" svg:height="1.673cm" svg:x="5.077cm" svg:y="6.639cm">
          <draw:text-box>
            <text:p text:style-name="P3"><text:span text:style-name="T7"/></text:p>
            <text:p text:style-name="P3"><text:span text:style-name="T7"/></text:p>
            <text:p text:style-name="P3"><text:span text:style-name="T7">DAY</text:span></text:p>
          </draw:text-box>
        </draw:frame>
        <draw:custom-shape draw:style-name="gr12" draw:text-style-name="P14" draw:layer="layout" svg:width="2.558cm" svg:height="0.94cm" draw:transform="rotate (-0.353080107678453) translate (4.259cm 6.053cm)">
          <text:p text:style-name="P1"><text:span text:style-name="T7">Trave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draw:layer="layout" svg:width="6.985cm" svg:height="2.227cm" svg:x="10.411cm" svg:y="5.799cm">
          <draw:text-box>
            <text:p text:style-name="P9"><text:span text:style-name="T8">Daily members:</text:span></text:p>
            <text:list text:style-name="L1">
              <text:list-item>
                <text:list>
                  <text:list-item>
                    <text:p text:style-name="P9"><text:span text:style-name="T8">working non retired</text:span></text:p>
                  </text:list-item>
                  <text:list-item>
                    <text:p text:style-name="P9"><text:span text:style-name="T8">travelling</text:span></text:p>
                  </text:list-item>
                  <text:list-item>
                    <text:p text:style-name="P15"><text:span text:style-name="T8">living retired/unemployed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6.985cm" svg:height="1.753cm" svg:x="10.411cm" svg:y="7.985cm">
          <draw:text-box>
            <text:p text:style-name="P9"><text:span text:style-name="T8">Nightly members:</text:span></text:p>
            <text:list text:style-name="L1">
              <text:list-item>
                <text:list>
                  <text:list-item>
                    <text:p text:style-name="P9"><text:span text:style-name="T8">traveling</text:span></text:p>
                  </text:list-item>
                  <text:list-item>
                    <text:p text:style-name="P15"><text:span text:style-name="T8">living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custom-shape draw:style-name="gr15" draw:text-style-name="P18" xml:id="id1" draw:id="id1" draw:layer="layout" svg:width="6.35cm" svg:height="1.524cm" svg:x="10.69cm" svg:y="1.127cm">
          <text:p text:style-name="P17"><text:span text:style-name="T9">genericEntity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xml:id="id2" draw:id="id2" draw:layer="layout" svg:width="6.731cm" svg:height="1.27cm" svg:x="1cm" svg:y="4.937cm">
          <text:p text:style-name="P19"><text:span text:style-name="T9">Ag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3" draw:id="id3" draw:layer="layout" svg:width="6.96cm" svg:height="1.27cm" svg:x="10.377cm" svg:y="4.937cm">
          <text:p text:style-name="P17"><text:span text:style-name="T9">genericGroup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4" draw:id="id4" draw:layer="layout" svg:width="7.341cm" svg:height="1.27cm" svg:x="19.542cm" svg:y="4.937cm">
          <text:p text:style-name="P17"><text:span text:style-name="T9">Commun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7" draw:id="id7" draw:layer="layout" svg:width="4.68cm" svg:height="1.27cm" svg:x="14.227cm" svg:y="12.43cm">
          <text:p text:style-name="P17"><text:span text:style-name="T9">Workpl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xml:id="id6" draw:id="id6" draw:layer="layout" svg:width="4.826cm" svg:height="1.27cm" svg:x="8.493cm" svg:y="12.43cm">
          <text:p text:style-name="P17"><text:span text:style-name="T9">Household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6.731cm" svg:height="9.395cm" svg:x="1cm" svg:y="6.334cm">
          <text:p text:style-name="P21"><text:span text:style-name="T10">a</text:span><text:span text:style-name="T10">g</text:span><text:span text:style-name="T10">e, </text:span><text:span text:style-name="T10">s</text:span><text:span text:style-name="T10">e</text:span><text:span text:style-name="T10">x, </text:span><text:span text:style-name="T10">h</text:span><text:span text:style-name="T10">h, </text:span><text:span text:style-name="T10">w</text:span><text:span text:style-name="T10">p</text:span></text:p>
          <text:p text:style-name="P21"><text:span text:style-name="T10">in</text:span><text:span text:style-name="T10">fe</text:span><text:span text:style-name="T10">ct</text:span><text:span text:style-name="T10">io</text:span><text:span text:style-name="T10">n</text:span><text:span text:style-name="T10">_</text:span><text:span text:style-name="T10">st</text:span><text:span text:style-name="T10">at</text:span><text:span text:style-name="T10">u</text:span><text:span text:style-name="T10">s</text:span></text:p>
          <text:p text:style-name="P21"><text:span text:style-name="T10">h</text:span><text:span text:style-name="T10">o</text:span><text:span text:style-name="T10">m</text:span><text:span text:style-name="T10">e/</text:span><text:span text:style-name="T10">w</text:span><text:span text:style-name="T10">o</text:span><text:span text:style-name="T10">r</text:span><text:span text:style-name="T10">k</text:span><text:span text:style-name="T10">G</text:span><text:span text:style-name="T10">e</text:span><text:span text:style-name="T10">o</text:span><text:span text:style-name="T10">c</text:span><text:span text:style-name="T10">o</text:span><text:span text:style-name="T10">d</text:span><text:span text:style-name="T10">e</text:span></text:p>
          <text:p text:style-name="P21"><text:span text:style-name="T10">h</text:span><text:span text:style-name="T10">o</text:span><text:span text:style-name="T10">m</text:span><text:span text:style-name="T10">e/</text:span><text:span text:style-name="T10">w</text:span><text:span text:style-name="T10">o</text:span><text:span text:style-name="T10">r</text:span><text:span text:style-name="T10">k</text:span><text:span text:style-name="T10">C</text:span><text:span text:style-name="T10">o</text:span><text:span text:style-name="T10">m</text:span><text:span text:style-name="T10">m</text:span><text:span text:style-name="T10">u</text:span><text:span text:style-name="T10">ni</text:span><text:span text:style-name="T10">ty</text:span></text:p>
          <text:p text:style-name="P21"><text:span text:style-name="T10"/></text:p>
          <text:p text:style-name="P21"><text:span text:style-name="T10">c</text:span><text:span text:style-name="T10">u</text:span><text:span text:style-name="T10">st</text:span><text:span text:style-name="T10">o</text:span><text:span text:style-name="T10">m</text:span><text:span text:style-name="T10">In</text:span><text:span text:style-name="T10">it</text:span><text:span text:style-name="T10">()</text:span></text:p>
          <text:p text:style-name="P21"><text:span text:style-name="T10">in</text:span><text:span text:style-name="T10">C</text:span><text:span text:style-name="T10">o</text:span><text:span text:style-name="T10">m</text:span><text:span text:style-name="T10">m</text:span><text:span text:style-name="T10">u</text:span><text:span text:style-name="T10">ni</text:span><text:span text:style-name="T10">ty</text:span><text:span text:style-name="T10">()</text:span></text:p>
          <text:p text:style-name="P21"><text:span text:style-name="T10">in</text:span><text:span text:style-name="T10">fe</text:span><text:span text:style-name="T10">ct</text:span><text:span text:style-name="T10">()</text:span></text:p>
          <text:p text:style-name="P21"><text:span text:style-name="T10">r</text:span><text:span text:style-name="T10">e</text:span><text:span text:style-name="T10">c</text:span><text:span text:style-name="T10">o</text:span><text:span text:style-name="T10">v</text:span><text:span text:style-name="T10">e</text:span><text:span text:style-name="T10">r(</text:span><text:span text:style-name="T10">)</text:span></text:p>
          <text:p text:style-name="P21"><text:span text:style-name="T10">st</text:span><text:span text:style-name="T10">a</text:span><text:span text:style-name="T10">rt</text:span><text:span text:style-name="T10">/s</text:span><text:span text:style-name="T10">t</text:span><text:span text:style-name="T10">o</text:span><text:span text:style-name="T10">p</text:span><text:span text:style-name="T10">T</text:span><text:span text:style-name="T10">r</text:span><text:span text:style-name="T10">a</text:span><text:span text:style-name="T10">v</text:span><text:span text:style-name="T10">el</text:span><text:span text:style-name="T10">()</text:span></text:p>
          <text:p text:style-name="P21"><text:span text:style-name="T10">di</text:span><text:span text:style-name="T10">e(</text:span><text:span text:style-name="T10">)</text:span></text:p>
          <text:p text:style-name="P21"><text:span text:style-name="T10">m</text:span><text:span text:style-name="T10">a</text:span><text:span text:style-name="T10">k</text:span><text:span text:style-name="T10">e</text:span><text:span text:style-name="T10">S</text:span><text:span text:style-name="T10">o</text:span><text:span text:style-name="T10">n</text:span><text:span text:style-name="T10">()</text:span></text:p>
          <text:p text:style-name="P21"><text:span text:style-name="T10">st</text:span><text:span text:style-name="T10">a</text:span><text:span text:style-name="T10">rt</text:span><text:span text:style-name="T10">W</text:span><text:span text:style-name="T10">o</text:span><text:span text:style-name="T10">r</text:span><text:span text:style-name="T10">ki</text:span><text:span text:style-name="T10">n</text:span><text:span text:style-name="T10">g</text:span><text:span text:style-name="T10">A</text:span><text:span text:style-name="T10">t(</text:span><text:span text:style-name="T10">)</text:span></text:p>
          <text:p text:style-name="P21"><text:span text:style-name="T10"/></text:p>
          <text:p text:style-name="P21"><text:span text:style-name="T10"/></text:p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line" svg:x1="10.69cm" svg:y1="1.889cm" svg:x2="4.365cm" svg:y2="4.937cm" draw:start-shape="id1" draw:start-glue-point="3" draw:end-shape="id2" draw:end-glue-point="0" svg:d="M10690 1889l-6325 3048" svg:viewBox="0 0 6326 3049">
          <text:p/>
        </draw:connector>
        <draw:connector draw:style-name="gr22" draw:text-style-name="P22" draw:layer="layout" draw:type="line" svg:x1="13.865cm" svg:y1="2.651cm" svg:x2="13.857cm" svg:y2="4.937cm" draw:start-shape="id1" draw:start-glue-point="2" draw:end-shape="id3" svg:d="M13865 2651l-8 2286" svg:viewBox="0 0 9 2287">
          <text:p/>
        </draw:connector>
        <draw:connector draw:style-name="gr22" draw:text-style-name="P22" draw:layer="layout" draw:type="line" svg:x1="17.04cm" svg:y1="1.889cm" svg:x2="23.212cm" svg:y2="4.937cm" draw:start-shape="id1" draw:end-shape="id4" draw:end-glue-point="0" svg:d="M17040 1889l6172 3048" svg:viewBox="0 0 6173 3049">
          <text:p/>
        </draw:connector>
        <draw:custom-shape draw:style-name="gr23" draw:text-style-name="P21" xml:id="id5" draw:id="id5" draw:layer="layout" svg:width="6.96cm" svg:height="4.315cm" svg:x="10.377cm" svg:y="6.337cm">
          <text:p text:style-name="P21"><text:span text:style-name="T10">members, geocode</text:span></text:p>
          <text:p text:style-name="P21"><text:span text:style-name="T10"/></text:p>
          <text:p text:style-name="P21"><text:span text:style-name="T10">customInit()</text:span></text:p>
          <text:p text:style-name="P21"><text:span text:style-name="T10">getCommunityCode(</text:span><text:span text:style-name="T10">)</text:span></text:p>
          <text:p text:style-name="P21"><text:span text:style-name="T10">getComponents()</text:span></text:p>
          <text:p text:style-name="P21"><text:span text:style-name="T10">add/delComponent()</text:span></text:p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line" svg:x1="13.857cm" svg:y1="10.652cm" svg:x2="10.906cm" svg:y2="12.43cm" draw:start-shape="id5" draw:start-glue-point="2" draw:end-shape="id6" draw:end-glue-point="0" svg:d="M13857 10652l-2951 1778" svg:viewBox="0 0 2952 1779">
          <text:p/>
        </draw:connector>
        <draw:connector draw:style-name="gr24" draw:text-style-name="P22" draw:layer="layout" draw:type="line" svg:x1="13.897cm" svg:y1="10.612cm" svg:x2="16.567cm" svg:y2="12.43cm" draw:end-shape="id7" draw:end-glue-point="0" svg:d="M13897 10612l2670 1818" svg:viewBox="0 0 2671 1819">
          <text:p/>
        </draw:connector>
        <draw:custom-shape draw:style-name="gr25" draw:text-style-name="P21" draw:layer="layout" svg:width="7.341cm" svg:height="9.398cm" svg:x="19.542cm" svg:y="6.334cm">
          <text:p text:style-name="P21"><text:span text:style-name="T11">Geocode (C-th level)</text:span></text:p>
          <text:p text:style-name="P21"><text:span text:style-name="T11">visitingMembers</text:span></text:p>
          <text:p text:style-name="P21"><text:span text:style-name="T11">residingMembers</text:span></text:p>
          <text:p text:style-name="P21"><text:span text:style-name="T11">potentialDailyMembers</text:span></text:p>
          <text:p text:style-name="P21"><text:span text:style-name="T11">hh/wp/IDs</text:span></text:p>
          <text:p text:style-name="P21"><text:span text:style-name="T11">nDaily/NightlyCompon</text:span><text:span text:style-name="T11">ents</text:span></text:p>
          <text:p text:style-name="P21"><text:span text:style-name="T10"/></text:p>
          <text:p text:style-name="P21"><text:span text:style-name="T10">add/del_hh/wpID()</text:span></text:p>
          <text:p text:style-name="P21"><text:span text:style-name="T10">sampleHH/WP()</text:span></text:p>
          <text:p text:style-name="P21"><text:span text:style-name="T10">getDailyComponent</text:span><text:span text:style-name="T10">s()</text:span></text:p>
          <text:p text:style-name="P21"><text:span text:style-name="T10">getNightComponen</text:span><text:span text:style-name="T10">ts()</text:span></text:p>
          <text:p text:style-name="P21"><text:span text:style-name="T10">add/delVisitingCom</text:span><text:span text:style-name="T10">p.()</text:span></text:p>
          <text:p text:style-name="P21"><text:span text:style-name="T10">add/delResidingCo</text:span><text:span text:style-name="T10">mp.()</text:span></text:p>
          <text:p text:style-name="P21"><text:span text:style-name="T10">add/delTraveler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09:12:56.852469829</meta:creation-date>
    <dc:date>2018-01-17T18:39:29.733012004</dc:date>
    <meta:editing-duration>PT23M21S</meta:editing-duration>
    <meta:editing-cycles>4</meta:editing-cycles>
    <meta:generator>LibreOffice/5.4.4.2$Linux_X86_64 LibreOffice_project/40m0$Build-2</meta:generator>
    <meta:document-statistic meta:object-count="58"/>
  </office:meta>
</office:document-meta>
</file>